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Konektivitas DB ( Lanjutan )</text:p>
          </draw:text-box>
        </draw:frame>
        <draw:frame presentation:style-name="pr2" draw:text-style-name="P1" draw:layer="layout" svg:width="26cm" svg:height="5.5cm" svg:x="1cm" svg:y="14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D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pa itu PDO?</text:p>
              </text:list-item>
              <text:list-item>
                <text:p>Apa untungnya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Latihan CRUD-nya mana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06:11:55.682552510</meta:creation-date>
    <meta:editing-duration>PT2M38S</meta:editing-duration>
    <meta:editing-cycles>4</meta:editing-cycles>
    <meta:generator>LibreOffice/5.3.1.2$Linux_X86_64 LibreOffice_project/30m0$Build-2</meta:generator>
    <meta:initial-creator>P Tamami</meta:initial-creator>
    <dc:date>2018-02-08T06:14:35.017189309</dc:date>
    <dc:creator>P Tamami</dc:creator>
    <meta:document-statistic meta:object-count="5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